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paragraph" style:list-style-name="L1" style:name="afaa91a" style:parent-style-name="Standard">
      <style:paragraph-properties/>
    </style:style>
    <text:list-style style:name="L2">
      <text:list-level-style-number style:num-format="1" style:num-suffix="." text:display-levels="1" text:level="1" text:start-value="1">
        <style:list-level-properties fo:text-align="left" text:list-level-position-and-space-mode="label-alignment">
          <style:list-level-label-alignment fo:margin-left="12.7mm" fo:text-indent="-6.35mm" text:label-followed-by="listtab"/>
        </style:list-level-properties>
      </text:list-level-style-number>
      <text:list-level-style-number style:num-format="a" style:num-suffix="." text:display-levels="1" text:level="2" text:start-value="1">
        <style:list-level-properties fo:text-align="left" text:list-level-position-and-space-mode="label-alignment">
          <style:list-level-label-alignment fo:margin-left="25.4mm" fo:text-indent="-6.35mm" text:label-followed-by="listtab"/>
        </style:list-level-properties>
      </text:list-level-style-number>
      <text:list-level-style-number style:num-format="A" style:num-suffix="." text:display-levels="1" text:level="3" text:start-value="1">
        <style:list-level-properties fo:text-align="right" text:list-level-position-and-space-mode="label-alignment">
          <style:list-level-label-alignment fo:margin-left="38.1mm" fo:text-indent="-6.35mm" text:label-followed-by="listtab"/>
        </style:list-level-properties>
      </text:list-level-style-number>
      <text:list-level-style-number style:num-format="i" style:num-suffix="." text:display-levels="1" text:level="4" text:start-value="1">
        <style:list-level-properties fo:text-align="left" text:list-level-position-and-space-mode="label-alignment">
          <style:list-level-label-alignment fo:margin-left="50.8mm" fo:text-indent="-6.35mm" text:label-followed-by="listtab"/>
        </style:list-level-properties>
      </text:list-level-style-number>
      <text:list-level-style-number style:num-format="I" style:num-suffix="." text:display-levels="1" text:level="5" text:start-value="1">
        <style:list-level-properties fo:text-align="left" text:list-level-position-and-space-mode="label-alignment">
          <style:list-level-label-alignment fo:margin-left="63.5mm" fo:text-indent="-6.35mm" text:label-followed-by="listtab"/>
        </style:list-level-properties>
      </text:list-level-style-number>
      <text:list-level-style-number style:num-format="1" style:num-suffix="." text:display-levels="1" text:level="6" text:start-value="1">
        <style:list-level-properties fo:text-align="right" text:list-level-position-and-space-mode="label-alignment">
          <style:list-level-label-alignment fo:margin-left="76.2mm" fo:text-indent="-6.35mm" text:label-followed-by="listtab"/>
        </style:list-level-properties>
      </text:list-level-style-number>
      <text:list-level-style-number style:num-format="a" style:num-suffix="." text:display-levels="1" text:level="7" text:start-value="1">
        <style:list-level-properties fo:text-align="left" text:list-level-position-and-space-mode="label-alignment">
          <style:list-level-label-alignment fo:margin-left="88.9mm" fo:text-indent="-6.35mm" text:label-followed-by="listtab"/>
        </style:list-level-properties>
      </text:list-level-style-number>
      <text:list-level-style-number style:num-format="A" style:num-suffix="." text:display-levels="1" text:level="8" text:start-value="1">
        <style:list-level-properties fo:text-align="left" text:list-level-position-and-space-mode="label-alignment">
          <style:list-level-label-alignment fo:margin-left="101.6mm" fo:text-indent="-6.35mm" text:label-followed-by="listtab"/>
        </style:list-level-properties>
      </text:list-level-style-number>
      <text:list-level-style-number style:num-format="i" style:num-suffix="." text:display-levels="1" text:level="9" text:start-value="1">
        <style:list-level-properties fo:text-align="right" text:list-level-position-and-space-mode="label-alignment">
          <style:list-level-label-alignment fo:margin-left="114.3mm" fo:text-indent="-6.35mm" text:label-followed-by="listtab"/>
        </style:list-level-properties>
      </text:list-level-style-number>
    </text:list-style>
    <text:list-style style:name="L1">
      <text:list-level-style-bullet text:bullet-char="" text:level="1">
        <style:list-level-properties fo:text-align="left" text:list-level-position-and-space-mode="label-alignment">
          <style:list-level-label-alignment fo:margin-left="12.7mm" fo:text-indent="-6.35mm" text:label-followed-by="listtab"/>
        </style:list-level-properties>
      </text:list-level-style-bullet>
      <text:list-level-style-bullet text:bullet-char="○" text:level="2">
        <style:list-level-properties fo:text-align="left" text:list-level-position-and-space-mode="label-alignment">
          <style:list-level-label-alignment fo:margin-left="25.4mm" fo:text-indent="-6.35mm" text:label-followed-by="listtab"/>
        </style:list-level-properties>
      </text:list-level-style-bullet>
      <text:list-level-style-bullet text:bullet-char="■" text:level="3">
        <style:list-level-properties fo:text-align="left" text:list-level-position-and-space-mode="label-alignment">
          <style:list-level-label-alignment fo:margin-left="38.1mm" fo:text-indent="-6.35mm" text:label-followed-by="listtab"/>
        </style:list-level-properties>
      </text:list-level-style-bullet>
      <text:list-level-style-bullet text:bullet-char="" text:level="4">
        <style:list-level-properties fo:text-align="left" text:list-level-position-and-space-mode="label-alignment">
          <style:list-level-label-alignment fo:margin-left="50.8mm" fo:text-indent="-6.35mm" text:label-followed-by="listtab"/>
        </style:list-level-properties>
      </text:list-level-style-bullet>
      <text:list-level-style-bullet text:bullet-char="○" text:level="5">
        <style:list-level-properties fo:text-align="left" text:list-level-position-and-space-mode="label-alignment">
          <style:list-level-label-alignment fo:margin-left="63.5mm" fo:text-indent="-6.35mm" text:label-followed-by="listtab"/>
        </style:list-level-properties>
      </text:list-level-style-bullet>
      <text:list-level-style-bullet text:bullet-char="■" text:level="6">
        <style:list-level-properties fo:text-align="left" text:list-level-position-and-space-mode="label-alignment">
          <style:list-level-label-alignment fo:margin-left="76.2mm" fo:text-indent="-6.35mm" text:label-followed-by="listtab"/>
        </style:list-level-properties>
      </text:list-level-style-bullet>
      <text:list-level-style-bullet text:bullet-char="" text:level="7">
        <style:list-level-properties fo:text-align="left" text:list-level-position-and-space-mode="label-alignment">
          <style:list-level-label-alignment fo:margin-left="88.9mm" fo:text-indent="-6.35mm" text:label-followed-by="listtab"/>
        </style:list-level-properties>
      </text:list-level-style-bullet>
      <text:list-level-style-bullet text:bullet-char="○" text:level="8">
        <style:list-level-properties fo:text-align="left" text:list-level-position-and-space-mode="label-alignment">
          <style:list-level-label-alignment fo:margin-left="101.6mm" fo:text-indent="-6.35mm" text:label-followed-by="listtab"/>
        </style:list-level-properties>
      </text:list-level-style-bullet>
      <text:list-level-style-bullet text:bullet-char="■" text:level="9">
        <style:list-level-properties fo:text-align="left" text:list-level-position-and-space-mode="label-alignment">
          <style:list-level-label-alignment fo:margin-left="114.3mm" fo:text-indent="-6.35mm" text:label-followed-by="listtab"/>
        </style:list-level-properties>
      </text:list-level-style-bullet>
    </text:list-style>
    <style:style style:family="paragraph" style:list-style-name="L1" style:name="a559f77" style:parent-style-name="Standard">
      <style:paragraph-properties/>
    </style:style>
    <style:style style:family="paragraph" style:list-style-name="L2" style:name="a292900" style:parent-style-name="Standard">
      <style:paragraph-properties/>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continue-numbering="true" text:style-name="L1">
        <text:list-item>
          <text:p text:style-name="afaa91a">A</text:p>
        </text:list-item>
      </text:list>
      <text:list text:continue-numbering="true" text:style-name="L2">
        <text:list-item>
          <text:p text:style-name="a292900">B</text:p>
        </text:list-item>
      </text:list>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List Paragraph" style:family="paragraph" style:name="ListParagraph" style:next-style-name="ListParagraph" style:parent-style-name="Standard">
      <style:paragraph-properties fo:margin-left="12.7mm"/>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71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1:11</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